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4a2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4a2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4a2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4a2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4a2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4a2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4a2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4a2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4a2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4a2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4a2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4a2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4a2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4a2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4a2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4a2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4a2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arcela Valentina Herrera Palacio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9/9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1820634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Marlen José Herrera Palacio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20634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55.74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4" meta:non-whitespace-character-count="1006"/>
    <meta:template xlink:type="simple" xlink:actuate="onRequest" xlink:title="Normal" xlink:href=""/>
  </office:meta>
</office:document-meta>
</file>